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AsyncExecutionInterceptor.AnnotationAsyncExecutionInterceptor( @ Nullable Executor default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AsyncExecutionInterceptor.AnnotationAsyncExecutionInterceptor( @ Nullable Executor defaultExecutor , AsyncUncaughtExceptionHandler exception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AsyncExecutionInterceptor.getExecutorQualifier( Method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